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0.00pt" fo:font-weight="bold" style:text-underline-mode="continuous" style:text-underline-type="single" style:text-underline-style="solid" style:text-underline-width="normal" fo:font-family="'Century Schoolbook L'" style:font-family-asian="'Century Schoolbook L'" style:font-family-complex="'Century Schoolbook 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32.00pt" fo:font-weight="normal" fo:font-family="'Courier 10 Pitch'" style:font-family-asian="'Courier 10 Pitch'" style:font-family-complex="'Courier 10 Pitch'" fo:background-color="transparent" style:use-window-font-color="true"/>
    </style:style>
    <style:style style:name="T4" style:family="text">
      <style:text-properties fo:font-size="32.00pt" fo:font-weight="normal" fo:font-family="Calibri" style:font-family-asian="Calibri" style:font-family-complex="Calibri" fo:background-color="transparent" style:use-window-font-color="true"/>
    </style:style>
    <style:style style:name="T5" style:family="text">
      <style:text-properties fo:font-size="32.00pt" fo:font-weight="normal" fo:font-family="'Courier 10 Pitch'" style:font-family-asian="'Courier 10 Pitch'" style:font-family-complex="'Courier 10 Pitch'" fo:background-color="transparent" style:use-window-font-color="true"/>
    </style:style>
    <style:style style:name="T6" style:family="text">
      <style:text-properties fo:font-size="32.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byssinica SIL'" style:font-family-asian="'Abyssinica SIL'" style:font-family-complex="'Abyssinica SIL'" fo:background-color="transparent" fo:color="#000000"/>
    </style:style>
    <style:style style:name="T9" style:family="text">
      <style:text-properties fo:font-size="18.00pt" fo:font-weight="normal" fo:font-family="'Abyssinica SIL'" style:font-family-asian="'Abyssinica SIL'" style:font-family-complex="'Abyssinica SIL'" fo:background-color="transparent" fo:color="#3d3d3d"/>
    </style:style>
    <style:style style:name="T10" style:family="text">
      <style:text-properties fo:font-size="18.00pt" fo:font-weight="normal" fo:font-family="'Abyssinica SIL'" style:font-family-asian="'Abyssinica SIL'" style:font-family-complex="'Abyssinica SIL'"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8.00pt" fo:font-weight="normal" fo:font-family="'Abyssinica SIL'" style:font-family-asian="'Abyssinica SIL'" style:font-family-complex="'Abyssinica SIL'" fo:background-color="transparent" fo:color="#3d3d3d"/>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26.00pt" fo:font-weight="normal" style:text-underline-mode="continuous" style:text-underline-type="single" style:text-underline-style="solid" style:text-underline-width="normal" fo:font-family="'Abyssinica SIL'" style:font-family-asian="'Abyssinica SIL'" style:font-family-complex="'Abyssinica SIL'" fo:background-color="transparent" fo:color="#3d3d3d"/>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8.00pt" fo:font-weight="normal" fo:font-family="'Abyssinica SIL'" style:font-family-asian="'Abyssinica SIL'" style:font-family-complex="'Abyssinica SIL'" fo:background-color="transparent" fo:color="#3d3d3d"/>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normal" fo:font-family="'Abyssinica SIL'" style:font-family-asian="'Abyssinica SIL'" style:font-family-complex="'Abyssinica SIL'"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32.00pt" fo:font-weight="bold" fo:font-family="'Bitstream Charter'" style:font-family-asian="'Bitstream Charter'" style:font-family-complex="'Bitstream Charter'"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8.00pt" fo:font-weight="normal" fo:font-family="'Abyssinica SIL'" style:font-family-asian="'Abyssinica SIL'" style:font-family-complex="'Abyssinica SIL'" fo:background-color="transparent" fo:color="#3d3d3d"/>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8.00pt" fo:font-weight="normal" fo:font-family="'Abyssinica SIL'" style:font-family-asian="'Abyssinica SIL'" style:font-family-complex="'Abyssinica SIL'" fo:background-color="transparent" fo:color="#3d3d3d"/>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8.00pt" fo:font-weight="normal" fo:font-family="'Abyssinica SIL'" style:font-family-asian="'Abyssinica SIL'" style:font-family-complex="'Abyssinica SIL'" fo:background-color="transparent" fo:color="#3d3d3d"/>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8.00pt" fo:font-weight="normal" fo:font-family="'Abyssinica SIL'" style:font-family-asian="'Abyssinica SIL'" style:font-family-complex="'Abyssinica SIL'" fo:background-color="transparent" fo:color="#3d3d3d"/>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32.00pt" fo:font-weight="bold" fo:font-family="'Bitstream Charter'" style:font-family-asian="'Bitstream Charter'" style:font-family-complex="'Bitstream Charter'"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4.00pt" fo:font-weight="normal" fo:font-family="'Abyssinica SIL'" style:font-family-asian="'Abyssinica SIL'" style:font-family-complex="'Abyssinica SIL'" fo:background-color="transparent" fo:color="#222222"/>
    </style:style>
    <style:style style:name="T33" style:family="text">
      <style:text-properties fo:font-size="24.00pt" fo:font-weight="normal" fo:font-family="'Abyssinica SIL'" style:font-family-asian="'Abyssinica SIL'" style:font-family-complex="'Abyssinica SIL'" fo:background-color="transparent" fo:color="#222222"/>
    </style:style>
    <style:style style:name="T34" style:family="text">
      <style:text-properties fo:font-size="24.00pt" fo:font-weight="normal" fo:font-family="'Abyssinica SIL'" style:font-family-asian="'Abyssinica SIL'" style:font-family-complex="'Abyssinica SIL'" fo:background-color="transparent" fo:color="#222222"/>
    </style:style>
    <style:style style:name="T35" style:family="text">
      <style:text-properties fo:font-size="24.00pt" fo:font-weight="normal" fo:font-family="'Abyssinica SIL'" style:font-family-asian="'Abyssinica SIL'" style:font-family-complex="'Abyssinica SIL'" fo:background-color="transparent" fo:color="#222222"/>
    </style:style>
    <style:style style:name="T36" style:family="text">
      <style:text-properties fo:font-size="24.00pt" fo:font-weight="normal" fo:font-family="'Abyssinica SIL'" style:font-family-asian="'Abyssinica SIL'" style:font-family-complex="'Abyssinica SIL'" fo:background-color="transparent" fo:color="#222222"/>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32.00pt" fo:font-weight="normal" fo:font-family="'Century Schoolbook L'" style:font-family-asian="'Century Schoolbook L'" style:font-family-complex="'Century Schoolbook L'"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24.00pt" fo:font-weight="normal" fo:font-family="'Abyssinica SIL'" style:font-family-asian="'Abyssinica SIL'" style:font-family-complex="'Abyssinica SIL'" fo:background-color="transparent" fo:color="#000000"/>
    </style:style>
    <style:style style:name="T41" style:family="text">
      <style:text-properties fo:font-size="24.00pt" style:text-position="super" fo:font-weight="normal" fo:font-family="'Abyssinica SIL'" style:font-family-asian="'Abyssinica SIL'" style:font-family-complex="'Abyssinica SIL'" fo:background-color="transparent" fo:color="#000000"/>
    </style:style>
    <style:style style:name="T42" style:family="text">
      <style:text-properties fo:font-size="24.00pt" fo:font-weight="normal" fo:font-family="'Abyssinica SIL'" style:font-family-asian="'Abyssinica SIL'" style:font-family-complex="'Abyssinica SIL'" fo:background-color="transparent" fo:color="#000000"/>
    </style:style>
    <style:style style:name="T43" style:family="text">
      <style:text-properties fo:font-size="24.00pt" style:text-position="super" fo:font-weight="normal" fo:font-family="'Abyssinica SIL'" style:font-family-asian="'Abyssinica SIL'" style:font-family-complex="'Abyssinica SIL'" fo:background-color="transparent" fo:color="#000000"/>
    </style:style>
    <style:style style:name="T44" style:family="text">
      <style:text-properties fo:font-size="24.00pt" fo:font-weight="normal" fo:font-family="'Abyssinica SIL'" style:font-family-asian="'Abyssinica SIL'" style:font-family-complex="'Abyssinica SIL'"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24.00pt" fo:font-weight="normal" fo:font-family="'Abyssinica SIL'" style:font-family-asian="'Abyssinica SIL'" style:font-family-complex="'Abyssinica SIL'"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24.00pt" fo:font-weight="normal" fo:font-family="'Abyssinica SIL'" style:font-family-asian="'Abyssinica SIL'" style:font-family-complex="'Abyssinica SIL'" fo:background-color="transparent" fo:color="#000000"/>
    </style:style>
    <style:style style:name="T49" style:family="text">
      <style:text-properties fo:font-size="24.00pt" style:text-position="super" fo:font-weight="normal" fo:font-family="'Abyssinica SIL'" style:font-family-asian="'Abyssinica SIL'" style:font-family-complex="'Abyssinica SIL'" fo:background-color="transparent" fo:color="#000000"/>
    </style:style>
    <style:style style:name="T50" style:family="text">
      <style:text-properties fo:font-size="24.00pt" fo:font-weight="normal" fo:font-family="'Abyssinica SIL'" style:font-family-asian="'Abyssinica SIL'" style:font-family-complex="'Abyssinica SIL'" fo:background-color="transparent" fo:color="#000000"/>
    </style:style>
    <style:style style:name="T51" style:family="text">
      <style:text-properties fo:font-size="24.00pt" style:text-position="super" fo:font-weight="normal" fo:font-family="'Abyssinica SIL'" style:font-family-asian="'Abyssinica SIL'" style:font-family-complex="'Abyssinica SIL'" fo:background-color="transparent" fo:color="#000000"/>
    </style:style>
    <style:style style:name="T52" style:family="text">
      <style:text-properties fo:font-size="24.00pt" fo:font-weight="normal" fo:font-family="'Abyssinica SIL'" style:font-family-asian="'Abyssinica SIL'" style:font-family-complex="'Abyssinica SIL'"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24.00pt" fo:font-weight="normal" fo:font-family="'Abyssinica SIL'" style:font-family-asian="'Abyssinica SIL'" style:font-family-complex="'Abyssinica SIL'"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24.00pt" fo:font-weight="normal" fo:font-family="'Abyssinica SIL'" style:font-family-asian="'Abyssinica SIL'" style:font-family-complex="'Abyssinica SIL'" fo:background-color="transparent" fo:color="#000000"/>
    </style:style>
    <style:style style:name="T57" style:family="text">
      <style:text-properties fo:font-size="24.00pt" style:text-position="super" fo:font-weight="normal" fo:font-family="'Abyssinica SIL'" style:font-family-asian="'Abyssinica SIL'" style:font-family-complex="'Abyssinica SIL'" fo:background-color="transparent" fo:color="#000000"/>
    </style:style>
    <style:style style:name="T58" style:family="text">
      <style:text-properties fo:font-size="24.00pt" fo:font-weight="normal" fo:font-family="'Abyssinica SIL'" style:font-family-asian="'Abyssinica SIL'" style:font-family-complex="'Abyssinica SIL'" fo:background-color="transparent" fo:color="#000000"/>
    </style:style>
    <style:style style:name="T59" style:family="text">
      <style:text-properties fo:font-size="24.00pt" style:text-position="super" fo:font-weight="normal" fo:font-family="'Abyssinica SIL'" style:font-family-asian="'Abyssinica SIL'" style:font-family-complex="'Abyssinica SIL'" fo:background-color="transparent" fo:color="#000000"/>
    </style:style>
    <style:style style:name="T60" style:family="text">
      <style:text-properties fo:font-size="24.00pt" fo:font-weight="normal" fo:font-family="'Abyssinica SIL'" style:font-family-asian="'Abyssinica SIL'" style:font-family-complex="'Abyssinica SIL'"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24.00pt" fo:font-weight="normal" fo:font-family="'Abyssinica SIL'" style:font-family-asian="'Abyssinica SIL'" style:font-family-complex="'Abyssinica SI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24.00pt" fo:font-weight="normal" fo:font-family="'Abyssinica SIL'" style:font-family-asian="'Abyssinica SIL'" style:font-family-complex="'Abyssinica SIL'" fo:background-color="transparent" fo:color="#000000"/>
    </style:style>
    <style:style style:name="T65" style:family="text">
      <style:text-properties fo:font-size="24.00pt" style:text-position="super" fo:font-weight="normal" fo:font-family="'Abyssinica SIL'" style:font-family-asian="'Abyssinica SIL'" style:font-family-complex="'Abyssinica SIL'" fo:background-color="transparent" fo:color="#000000"/>
    </style:style>
    <style:style style:name="T66" style:family="text">
      <style:text-properties fo:font-size="24.00pt" fo:font-weight="normal" fo:font-family="'Abyssinica SIL'" style:font-family-asian="'Abyssinica SIL'" style:font-family-complex="'Abyssinica SIL'" fo:background-color="transparent" fo:color="#000000"/>
    </style:style>
    <style:style style:name="T67" style:family="text">
      <style:text-properties fo:font-size="24.00pt" style:text-position="super" fo:font-weight="normal" fo:font-family="'Abyssinica SIL'" style:font-family-asian="'Abyssinica SIL'" style:font-family-complex="'Abyssinica SIL'" fo:background-color="transparent" fo:color="#000000"/>
    </style:style>
    <style:style style:name="T68" style:family="text">
      <style:text-properties fo:font-size="24.00pt" fo:font-weight="normal" fo:font-family="'Abyssinica SIL'" style:font-family-asian="'Abyssinica SIL'" style:font-family-complex="'Abyssinica SIL'"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24.00pt" fo:font-weight="normal" fo:font-family="'Abyssinica SIL'" style:font-family-asian="'Abyssinica SIL'" style:font-family-complex="'Abyssinica SI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28.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32.00pt" fo:font-weight="normal" fo:font-family="'Abyssinica SIL'" style:font-family-asian="'Abyssinica SIL'" style:font-family-complex="'Abyssinica SI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20.00pt" fo:font-weight="normal" fo:font-family="'Abyssinica SIL'" style:font-family-asian="'Abyssinica SIL'" style:font-family-complex="'Abyssinica SI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20.00pt" fo:font-weight="normal" fo:font-family="'Abyssinica SIL'" style:font-family-asian="'Abyssinica SIL'" style:font-family-complex="'Abyssinica SI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7" style:family="text">
      <style:text-properties fo:font-size="18.00pt" fo:font-weight="normal" fo:font-family="'Abyssinica SIL'" style:font-family-asian="'Abyssinica SIL'" style:font-family-complex="'Abyssinica SIL'" fo:background-color="transparent" style:use-window-font-color="true"/>
    </style:style>
    <style:style style:name="T88"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8.00pt" fo:font-weight="normal" fo:font-family="'Abyssinica SIL'" style:font-family-asian="'Abyssinica SIL'" style:font-family-complex="'Abyssinica SI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8.00pt" fo:font-weight="normal" fo:font-family="'Abyssinica SIL'" style:font-family-asian="'Abyssinica SIL'" style:font-family-complex="'Abyssinica SI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8.00pt" fo:font-weight="normal" fo:font-family="'Abyssinica SIL'" style:font-family-asian="'Abyssinica SIL'" style:font-family-complex="'Abyssinica SIL'" fo:background-color="transparent" style:use-window-font-color="true"/>
    </style:style>
    <style:style style:name="T95" style:family="text">
      <style:text-properties fo:font-size="32.00pt" fo:font-weight="normal" fo:font-family="'Abyssinica SIL'" style:font-family-asian="'Abyssinica SIL'" style:font-family-complex="'Abyssinica SI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8.00pt" fo:font-weight="normal" fo:font-family="'Bitstream Charter'" style:font-family-asian="'Bitstream Charter'" style:font-family-complex="'Bitstream Charter'"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8.00pt" fo:font-weight="normal" fo:font-family="'Bitstream Charter'" style:font-family-asian="'Bitstream Charter'" style:font-family-complex="'Bitstream Charter'"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02" style:family="text">
      <style:text-properties fo:font-size="18.00pt" fo:font-weight="normal" fo:font-family="'Bitstream Charter'" style:font-family-asian="'Bitstream Charter'" style:font-family-complex="'Bitstream Charter'" fo:background-color="transparent" style:use-window-font-color="true"/>
    </style:style>
    <style:style style:name="T103"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04" style:family="text">
      <style:text-properties fo:font-size="18.00pt" fo:font-weight="normal" fo:font-family="'Bitstream Charter'" style:font-family-asian="'Bitstream Charter'" style:font-family-complex="'Bitstream Charter'" fo:background-color="transparent" style:use-window-font-color="true"/>
    </style:style>
    <style:style style:name="T105"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06" style:family="text">
      <style:text-properties fo:font-size="18.00pt" fo:font-weight="normal" fo:font-family="'Bitstream Charter'" style:font-family-asian="'Bitstream Charter'" style:font-family-complex="'Bitstream Charter'" fo:background-color="transparent" style:use-window-font-color="true"/>
    </style:style>
    <style:style style:name="T107"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08" style:family="text">
      <style:text-properties fo:font-size="18.00pt" fo:font-weight="normal" fo:font-family="'Bitstream Charter'" style:font-family-asian="'Bitstream Charter'" style:font-family-complex="'Bitstream Charter'" fo:background-color="transparent" style:use-window-font-color="true"/>
    </style:style>
    <style:style style:name="T109"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10" style:family="text">
      <style:text-properties fo:font-size="18.00pt" fo:font-weight="normal" fo:font-family="'Bitstream Charter'" style:font-family-asian="'Bitstream Charter'" style:font-family-complex="'Bitstream Charter'" fo:background-color="transparent" style:use-window-font-color="true"/>
    </style:style>
    <style:style style:name="T111"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12" style:family="text">
      <style:text-properties fo:font-size="18.00pt" fo:font-weight="normal" fo:font-family="'Bitstream Charter'" style:font-family-asian="'Bitstream Charter'" style:font-family-complex="'Bitstream Charter'" fo:background-color="transparent" style:use-window-font-color="true"/>
    </style:style>
    <style:style style:name="T113"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14" style:family="text">
      <style:text-properties fo:font-size="18.00pt" fo:font-weight="normal" fo:font-family="'Bitstream Charter'" style:font-family-asian="'Bitstream Charter'" style:font-family-complex="'Bitstream Charter'" fo:background-color="transparent" style:use-window-font-color="true"/>
    </style:style>
    <style:style style:name="T115"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16" style:family="text">
      <style:text-properties fo:font-size="18.00pt" fo:font-weight="normal" fo:font-family="'Bitstream Charter'" style:font-family-asian="'Bitstream Charter'" style:font-family-complex="'Bitstream Charter'" fo:background-color="transparent" style:use-window-font-color="true"/>
    </style:style>
    <style:style style:name="T117" style:family="text">
      <style:text-properties fo:font-size="18.00pt" fo:font-weight="normal" style:text-underline-mode="continuous" style:text-underline-type="single" style:text-underline-style="solid" style:text-underline-width="normal" fo:font-family="'Bitstream Charter'" style:font-family-asian="'Bitstream Charter'" style:font-family-complex="'Bitstream Charter'" fo:background-color="transparent" fo:color="#0000ff"/>
    </style:style>
    <style:style style:name="T118" style:family="text">
      <style:text-properties fo:font-size="18.00pt" fo:font-weight="normal" fo:font-family="'Bitstream Charter'" style:font-family-asian="'Bitstream Charter'" style:font-family-complex="'Bitstream Charter'" fo:background-color="transparent" style:use-window-font-color="true"/>
    </style:style>
    <style:style style:name="T119" style:family="text">
      <style:text-properties fo:font-size="18.00pt" fo:font-weight="normal" style:text-underline-mode="continuous" style:text-underline-type="single" style:text-underline-style="solid" style:text-underline-width="normal" fo:font-family="'Abyssinica SIL'" style:font-family-asian="'Abyssinica SIL'" style:font-family-complex="'Abyssinica SIL'" fo:background-color="transparent" fo:color="#0000ff"/>
    </style:style>
    <style:style style:name="T120" style:family="text">
      <style:text-properties fo:font-size="18.00pt" fo:font-weight="normal" style:text-underline-mode="continuous" style:text-underline-type="single" style:text-underline-style="solid" style:text-underline-width="normal" fo:font-family="'Abyssinica SIL'" style:font-family-asian="'Abyssinica SIL'" style:font-family-complex="'Abyssinica SIL'" fo:background-color="transparent" fo:color="#0000ff"/>
    </style:style>
    <style:style style:name="T121" style:family="text">
      <style:text-properties fo:font-size="24.00pt" fo:font-weight="normal" fo:font-family="'Abyssinica SIL'" style:font-family-asian="'Abyssinica SIL'" style:font-family-complex="'Abyssinica SIL'" fo:background-color="transparent" style:use-window-font-color="true"/>
    </style:style>
    <style:style style:name="T122" style:family="text">
      <style:text-properties fo:font-size="18.00pt" fo:font-weight="normal" style:text-underline-mode="continuous" style:text-underline-type="single" style:text-underline-style="solid" style:text-underline-width="normal" fo:font-family="'Abyssinica SIL'" style:font-family-asian="'Abyssinica SIL'" style:font-family-complex="'Abyssinica SIL'" fo:background-color="transparent" fo:color="#0000ff"/>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office:automatic-styles>
  <office:body>
    <office:text>
      <text:p text:style-name="P1"><text:span text:style-name="T1">SIGN TO SPEECH</text:span></text:p>
      <text:p text:style-name="P1"><text:span text:style-name="T2"/></text:p>
      <text:p text:style-name="P1"><text:span text:style-name="T3">TEAM<text:s/></text:span><text:span text:style-name="T4">– SRS</text:span></text:p>
      <text:p text:style-name="P1"><text:span text:style-name="T5">TEAM ID<text:s/></text:span><text:span text:style-name="T6">– 100</text:span></text:p>
      <text:p text:style-name="P2"><text:span text:style-name="T7"/></text:p>
      <text:p text:style-name="P2"><text:span text:style-name="T7"/></text:p>
      <text:p text:style-name="P2"><text:span text:style-name="T7"/></text:p>
      <text:p text:style-name="P2"><text:span text:style-name="T7"/></text:p>
      <text:p text:style-name="P2"><text:span text:style-name="T8">We aim to create gloves<text:s/></text:span><text:span text:style-name="T9"><text:s/>that can recognize hand gestures that correspond to words and phrases</text:span><text:span text:style-name="T10"><text:s/>and with the help of arduino translates these signs into speech.</text:span></text:p>
      <text:p text:style-name="P2"><text:span text:style-name="T11"/></text:p>
      <text:p text:style-name="P2"><text:span text:style-name="T11"/></text:p>
      <text:p text:style-name="P2"><text:span text:style-name="T12">These gloves would be lightweight, compact and worn on the hands, but ergonomic enough to use as an everyday accessory, similar to hearing aids or contact lenses .</text:span></text:p>
      <text:p text:style-name="P2"><text:span text:style-name="T13"/></text:p>
      <text:p text:style-name="P3"><text:span text:style-name="T13"/></text:p>
      <text:p text:style-name="P3"><text:span text:style-name="T14">MOTIVATION FOR PROJECT</text:span></text:p>
      <text:p text:style-name="P4"><text:span text:style-name="T15"/></text:p>
      <text:p text:style-name="P4"><text:span text:style-name="T16">They would provide an easy-to-use bridge between native speakers of sign language and the rest of the world.</text:span></text:p>
      <text:p text:style-name="P4"><text:span text:style-name="T17"/></text:p>
      <text:p text:style-name="P4"><text:span text:style-name="T17"/></text:p>
      <text:p text:style-name="P4"><text:span text:style-name="T18"><text:line-break/></text:span></text:p>
      <text:p text:style-name="P4"><text:span text:style-name="T19"/></text:p>
      <text:p text:style-name="P4"><text:span text:style-name="T19"/></text:p>
      <text:p text:style-name="P4"><text:span text:style-name="T20">BASIC WORKING OF PROJECT :</text:span></text:p>
      <text:p text:style-name="P4"><text:span text:style-name="T21"/></text:p>
      <text:p text:style-name="P4"><text:span text:style-name="T21"/></text:p>
      <text:p text:style-name="P4"><text:span text:style-name="T22">We have used flex sensors (1 for each finger) to detect the flexing of fingers and MPU6050 sensor to detect the acceleration of hand and its orientation.</text:span></text:p>
      <text:p text:style-name="P4"><text:span text:style-name="T23"/></text:p>
      <text:p text:style-name="P4"><text:span text:style-name="T23"/></text:p>
      <text:p text:style-name="P4"><text:span text:style-name="T24">A bluetooth module was required for sending and receiving data onto the android device . The name of the new gesture added by user is sent to arduino using the app via bluetooth and while reading for gestures what sound is to be played is sent back .</text:span></text:p>
      <text:p text:style-name="P4"><text:span text:style-name="T25"/></text:p>
      <text:p text:style-name="P4"><text:span text:style-name="T25"/></text:p>
      <text:p text:style-name="P4"><text:span text:style-name="T26">We made a multiple activity application to change modes between read and calibrate .</text:span></text:p>
      <text:p text:style-name="P4"><text:span text:style-name="T27"/></text:p>
      <text:p text:style-name="P4"><text:span text:style-name="T27"/></text:p>
      <text:p text:style-name="P4"><text:span text:style-name="T28">All these things are integrated on the gloves in order to read users hand action and movement and give optimum results.</text:span></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30">COMPONENTS :</text:span></text:p>
      <text:p text:style-name="P4"><text:span text:style-name="T31"/></text:p>
      <text:p text:style-name="P4"><text:span text:style-name="T31"/></text:p>
      <text:p text:style-name="P4"><text:span text:style-name="T32">Arduino Nano</text:span></text:p>
      <text:p text:style-name="P4"><text:span text:style-name="T32">Arduino Uno(for Initial testing)</text:span></text:p>
      <text:p text:style-name="P4"><text:span text:style-name="T32">5 Flex Sensors</text:span></text:p>
      <text:p text:style-name="P4"><text:span text:style-name="T32">5- 12ohm Resistors</text:span></text:p>
      <text:p text:style-name="P4"><text:span text:style-name="T32">ADXL335 Accelerometer</text:span></text:p>
      <text:p text:style-name="P5"><text:span text:style-name="T33">Bluetooth Module(HC-05)</text:span></text:p>
      <text:p text:style-name="P5"><text:span text:style-name="T33">MPU6050-Gyroscope+Accelerometer</text:span><text:span text:style-name="T34"/></text:p>
      <text:p text:style-name="P6"><text:span text:style-name="T34">2-10uF Capacitor</text:span></text:p>
      <text:p text:style-name="P6"><text:span text:style-name="T34">Bread Board</text:span></text:p>
      <text:p text:style-name="P6"><text:span text:style-name="T34">P.C.B</text:span></text:p>
      <text:p text:style-name="P6"><text:span text:style-name="T34">Gloves</text:span></text:p>
      <text:p text:style-name="P7"><text:span text:style-name="T35">Jumper Wires</text:span></text:p>
      <text:p text:style-name="P7"><text:span text:style-name="T35">SD Card Shield</text:span></text:p>
      <text:p text:style-name="P7"><text:span text:style-name="T35">SD Card</text:span></text:p>
      <text:p text:style-name="P7"><text:span text:style-name="T35">8 Ohm Speaker</text:span></text:p>
      <text:p text:style-name="P7"><text:span text:style-name="T35">4051 MUX - LM386</text:span></text:p>
      <text:p text:style-name="P7"><text:span text:style-name="T35"/></text:p>
      <text:p text:style-name="P7"><text:span text:style-name="T35"/></text:p>
      <text:p text:style-name="P8"><text:span text:style-name="T36"/></text:p>
      <text:p text:style-name="P8"><text:span text:style-name="T36"/></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draw:frame text:anchor-type="as-char" svg:width="64.56mm" svg:height="48.68mm" style:rel-width="scale" style:rel-height="scale"><draw:object-ole xlink:href="OleObj1"/><draw:image xlink:href="ObjectReplacements/OleObj1"/></draw:frame><draw:frame text:anchor-type="as-char" svg:width="65.62mm" svg:height="42.33mm" style:rel-width="scale" style:rel-height="scale"><draw:object-ole xlink:href="OleObj2"/><draw:image xlink:href="ObjectReplacements/OleObj2"/></draw:frame><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tab/><text:tab/><text:tab/><text:tab/><text:tab/><text:tab/><text:tab/><text:tab/></text:span></text:p>
      <text:p text:style-name="P9"><draw:frame text:anchor-type="as-char" svg:width="51.86mm" svg:height="68.00mm" style:rel-width="scale" style:rel-height="scale"><draw:object-ole xlink:href="OleObj3"/><draw:image xlink:href="ObjectReplacements/OleObj3"/></draw:frame><text:span text:style-name="T37"/></text:p>
      <text:p text:style-name="P10"><text:span text:style-name="T37"/></text:p>
      <text:p text:style-name="P10"><draw:frame text:anchor-type="as-char" svg:width="59.80mm" svg:height="59.80mm" style:rel-width="scale" style:rel-height="scale"><draw:object-ole xlink:href="OleObj4"/><draw:image xlink:href="ObjectReplacements/OleObj4"/></draw:frame><text:span text:style-name="T37"><text:tab/><text:tab/><text:tab/><text:tab/></text:span></text:p>
      <text:p text:style-name="P11"><draw:frame text:anchor-type="as-char" svg:width="47.63mm" svg:height="47.63mm" style:rel-width="scale" style:rel-height="scale"><draw:object-ole xlink:href="OleObj5"/><draw:image xlink:href="ObjectReplacements/OleObj5"/></draw:frame><text:span text:style-name="T37"/></text:p>
      <text:p text:style-name="P12"><text:span text:style-name="T37"/></text:p>
      <text:p text:style-name="P12"><draw:frame text:anchor-type="as-char" svg:width="38.89mm" svg:height="46.57mm" style:rel-width="scale" style:rel-height="scale"><draw:object-ole xlink:href="OleObj6"/><draw:image xlink:href="ObjectReplacements/OleObj6"/></draw:frame><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8">PLAN<text:s text:c="2"/>OF<text:s text:c="2"/>ACTION :</text:span></text:p>
      <text:p text:style-name="P12"><text:span text:style-name="T39"/></text:p>
      <text:p text:style-name="P12"><text:span text:style-name="T39"/></text:p>
      <text:p text:style-name="P12"><text:span text:style-name="T40">(27</text:span><text:span text:style-name="T41">th</text:span><text:span text:style-name="T42"><text:s/>May-2</text:span><text:span text:style-name="T43">nd</text:span><text:span text:style-name="T44"><text:s/>June):<text:tab/></text:span></text:p>
      <text:p text:style-name="P12"><text:span text:style-name="T45"/></text:p>
      <text:p text:style-name="P12"><text:span text:style-name="T46">1.Buying of components-accelerometer .<text:tab/></text:span></text:p>
      <text:p text:style-name="P12"><text:span text:style-name="T46">2.Discussion of how we are going to do the project.<text:tab/></text:span></text:p>
      <text:p text:style-name="P12"><text:span text:style-name="T46">3.Buying of gloves.<text:tab/></text:span></text:p>
      <text:p text:style-name="P12"><text:span text:style-name="T46">4.Did Brain storming.</text:span></text:p>
      <text:p text:style-name="P12"><text:span text:style-name="T47"/></text:p>
      <text:p text:style-name="P12"><text:span text:style-name="T47"/></text:p>
      <text:p text:style-name="P12"><text:span text:style-name="T48">(3</text:span><text:span text:style-name="T49">rd</text:span><text:span text:style-name="T50"><text:s/>-9</text:span><text:span text:style-name="T51">th</text:span><text:span text:style-name="T52"><text:s text:c="2"/>June):<text:tab/></text:span></text:p>
      <text:p text:style-name="P12"><text:span text:style-name="T53"/></text:p>
      <text:p text:style-name="P12"><text:span text:style-name="T54">1.Taking flex sensors readings,accelerometer and gyro-sensors readings.</text:span></text:p>
      <text:p text:style-name="P12"><text:span text:style-name="T54">2.Stiching sensors on gloves and calibrating them properly.<text:tab/></text:span></text:p>
      <text:p text:style-name="P12"><text:span text:style-name="T54">3.Documentation of sensors values and various hand movements (their corresponding sensors values)</text:span></text:p>
      <text:p text:style-name="P12"><text:span text:style-name="T55"/></text:p>
      <text:p text:style-name="P12"><text:span text:style-name="T55"/></text:p>
      <text:p text:style-name="P12"><text:span text:style-name="T55"/></text:p>
      <text:p text:style-name="P12"><text:span text:style-name="T55"/></text:p>
      <text:p text:style-name="P12"><text:span text:style-name="T56">(10</text:span><text:span text:style-name="T57">th</text:span><text:span text:style-name="T58"><text:s/>-19</text:span><text:span text:style-name="T59">th</text:span><text:span text:style-name="T60"><text:s/>June):<text:tab/></text:span></text:p>
      <text:p text:style-name="P12"><text:span text:style-name="T61"/></text:p>
      <text:p text:style-name="P12"><text:span text:style-name="T62">1.Working on arduino code<text:s text:c="2"/>for playing the audio using sd-card shield, amplifier<text:s text:c="2"/>and<text:s text:c="3"/>completing the structure of gloves.<text:tab/><text:tab/></text:span></text:p>
      <text:p text:style-name="P12"><text:span text:style-name="T62">2.Testing it and further debugging if required.</text:span></text:p>
      <text:p text:style-name="P12"><text:span text:style-name="T62">3.Coding for the words to be spoken using signs and adding their audio to sd-card.</text:span></text:p>
      <text:p text:style-name="P12"><text:span text:style-name="T63"/></text:p>
      <text:p text:style-name="P12"><text:span text:style-name="T64">(20</text:span><text:span text:style-name="T65">th</text:span><text:span text:style-name="T66">-30</text:span><text:span text:style-name="T67">th</text:span><text:span text:style-name="T68"><text:s/>June) </text:span></text:p>
      <text:p text:style-name="P12"><text:span text:style-name="T69"/></text:p>
      <text:p text:style-name="P12"><text:span text:style-name="T70">1.Working on arduino code so that user can add their own gestures .</text:span></text:p>
      <text:p text:style-name="P12"><text:span text:style-name="T70">2.Making an app for playing the sounds and the user interface for adding gestures.</text:span></text:p>
      <text:p text:style-name="P12"><text:span text:style-name="T70">Removing the sd-card shield and speakers from our project.</text:span></text:p>
      <text:p text:style-name="P12"><text:span text:style-name="T70">4.Adding bluetooth module and bluetooth connectivity of arduino to android devices.</text:span></text:p>
      <text:p text:style-name="P12"><text:span text:style-name="T71"/></text:p>
      <text:p text:style-name="P12"><text:span text:style-name="T71"/></text:p>
      <text:p text:style-name="P12"><text:span text:style-name="T71"/></text:p>
      <text:p text:style-name="P12"><text:span text:style-name="T71"/></text:p>
      <text:p text:style-name="P12"><text:span text:style-name="T71"/></text:p>
      <text:p text:style-name="P12"><text:span text:style-name="T71"/></text:p>
      <text:p text:style-name="P12"><text:span text:style-name="T72">Problems(pains) that we Faced with their Solutions:</text:span></text:p>
      <text:p text:style-name="P12"><text:span text:style-name="T72">1.Adjusting the flex sensors and keeping it fixed(for taking accurate data) was one of the major problem.</text:span></text:p>
      <text:p text:style-name="P12"><text:span text:style-name="T72">Sol:-We stiched the flex sensors with the gloves and applied tapes to keep it fix.</text:span></text:p>
      <text:p text:style-name="P12"><text:span text:style-name="T72"/></text:p>
      <text:p text:style-name="P12"><text:span text:style-name="T72">2.Keeping the accelerometers(ADXL335)fixed at its position since it was always distorted by the movement of the hand and hence the values were varying considerably.</text:span></text:p>
      <text:p text:style-name="P12"><text:span text:style-name="T72">Sol:-For this too we found stiching was a good solution.</text:span></text:p>
      <text:p text:style-name="P12"><text:span text:style-name="T72"/></text:p>
      <text:p text:style-name="P12"><text:span text:style-name="T72">3.Arduino Nano(which we have used in our hand gloves) has a very short cable for connecting it to laptop(for uploading the code) which was providing hinder to the movement of the hand.</text:span></text:p>
      <text:p text:style-name="P12"><text:span text:style-name="T72">Sol:-To read data from the sensors without the hindering motion of hands,we used app and transferred data of sensors from bluetooth module to the app and in this way we calibrated our movements(data).</text:span></text:p>
      <text:p text:style-name="P12"><text:span text:style-name="T72"/></text:p>
      <text:p text:style-name="P12"><text:span text:style-name="T72">4.Coming to the App that we made,one of the major problem that we faced was the app getting crashed and sometimes it became very difficult to debug it and figuring out what actually the error was.</text:span></text:p>
      <text:p text:style-name="P12"><text:span text:style-name="T72">Sol:-Simple solution -Keep debugging until u find the bug.</text:span></text:p>
      <text:p text:style-name="P12"><text:span text:style-name="T72"/></text:p>
      <text:p text:style-name="P12"><text:span text:style-name="T72">5.Amplifier Circuit-Initially we were planning to produce the sound via a speaker but for that we needed an amplifier circuit so that a normal person at a distance can hear the sound.But eventually we tried (4 to 5 times)but were not able to amplify the sound.Finally we had to think of an alternate way to produce the sound.</text:span></text:p>
      <text:p text:style-name="P12"><text:span text:style-name="T72">Sol:-Eventually we included the sound part in the app since<text:s text:c="2"/>it was simply a waste of time on further debugging an amplifier circuit.</text:span></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4">APPLICATION<text:s text:c="2"/>UI<text:s text:c="2"/>:</text:span></text:p>
      <text:p text:style-name="P12"><text:span text:style-name="T75"/></text:p>
      <text:p text:style-name="P12"><text:span text:style-name="T76">The application user interface is made intuitive and easy to use so that anyone can easily use the app.</text:span></text:p>
      <text:p text:style-name="P12"><text:span text:style-name="T77"/></text:p>
      <text:p text:style-name="P12"><text:span text:style-name="T78">Screenshots of various activities of app and their use have been listed below :</text:span></text:p>
      <text:p text:style-name="P12"><text:span text:style-name="T79"/></text:p>
      <text:p text:style-name="P12"><text:span text:style-name="T79"/></text:p>
      <text:p text:style-name="P12"><text:span text:style-name="T79"/></text:p>
      <text:p text:style-name="P13"><draw:frame text:anchor-type="as-char" svg:width="62.18mm" svg:height="103.72mm" style:rel-width="scale" style:rel-height="scale"><draw:object-ole xlink:href="OleObj7"/><draw:image xlink:href="ObjectReplacements/OleObj7"/></draw:frame><text:span text:style-name="T79"/></text:p>
      <text:p text:style-name="P14"><text:span text:style-name="T80">LIST<text:s text:c="2"/>PAIRED<text:s text:c="2"/>DEVICES :</text:span></text:p>
      <text:p text:style-name="P14"><text:span text:style-name="T80">Lists all the bluetooth devices which are paired already to your device from which we can connect to any arduino device with bluetooth module.</text:span></text:p>
      <text:p text:style-name="P14"><text:span text:style-name="T81"/></text:p>
      <text:p text:style-name="P14"><text:span text:style-name="T82">When we click on any item in the list android device gets connected and the activity shown below becomes visible if the connection is a success.</text:span></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4"><text:span text:style-name="T83"/></text:p>
      <text:p text:style-name="P15"><draw:frame text:anchor-type="as-char" svg:width="62.18mm" svg:height="103.72mm" style:rel-width="scale" style:rel-height="scale"><draw:object-ole xlink:href="OleObj8"/><draw:image xlink:href="ObjectReplacements/OleObj8"/></draw:frame><text:span text:style-name="T83"/></text:p>
      <text:p text:style-name="P15"><text:span text:style-name="T84">SEND &amp; CALIBRATE :</text:span></text:p>
      <text:p text:style-name="P16"><text:span text:style-name="T84">Sends the word to be associated to the new action to arduino .</text:span></text:p>
      <text:p text:style-name="P16"><text:span text:style-name="T85"/></text:p>
      <text:p text:style-name="P16"><text:span text:style-name="T86">PLAY MODE :</text:span></text:p>
      <text:p text:style-name="P16"><text:span text:style-name="T86">Takes to the activity shown below .</text:span></text:p>
      <text:p text:style-name="P16"><text:span text:style-name="T86"/></text:p>
      <text:p text:style-name="P17"><text:span text:style-name="T87">DISCONNECT :</text:span></text:p>
      <text:p text:style-name="P18"><text:span text:style-name="T87">Disconnects the connected bluetooth device from the App.</text:span><text:span text:style-name="T88"/></text:p>
      <text:p text:style-name="P18"><text:span text:style-name="T89"/></text:p>
      <text:p text:style-name="P18"><text:span text:style-name="T89"/></text:p>
      <text:p text:style-name="P18"><text:span text:style-name="T89"/></text:p>
      <text:p text:style-name="P18"><text:span text:style-name="T89"/></text:p>
      <text:p text:style-name="P18"><text:span text:style-name="T89"/></text:p>
      <text:p text:style-name="P18"><text:span text:style-name="T89"/></text:p>
      <text:p text:style-name="P18"><text:span text:style-name="T89"/></text:p>
      <text:p text:style-name="P19"><draw:frame text:anchor-type="as-char" svg:width="53.45mm" svg:height="89.16mm" style:rel-width="scale" style:rel-height="scale"><draw:object-ole xlink:href="OleObj9"/><draw:image xlink:href="ObjectReplacements/OleObj9"/></draw:frame><text:span text:style-name="T89"/></text:p>
      <text:p text:style-name="P20"><text:span text:style-name="T90">.</text:span></text:p>
      <text:p text:style-name="P20"><text:span text:style-name="T91"/></text:p>
      <text:p text:style-name="P20"><text:span text:style-name="T92">START LISTENING<text:s text:c="2"/>:</text:span></text:p>
      <text:p text:style-name="P20"><text:span text:style-name="T92">Starts the listening of the gestures and giving audio output .</text:span></text:p>
      <text:p text:style-name="P20"><text:span text:style-name="T93"/></text:p>
      <text:p text:style-name="P20"><text:span text:style-name="T94">STOP LISTENING :</text:span></text:p>
      <text:p text:style-name="P20"><text:span text:style-name="T94">Stops the listening of the gestures.</text:span></text:p>
      <text:p text:style-name="P20"><text:span text:style-name="T94"/></text:p>
      <text:p text:style-name="P20"><text:span text:style-name="T95">REFERENCES :</text:span></text:p>
      <text:p text:style-name="P20"><text:span text:style-name="T96"/></text:p>
      <text:p text:style-name="P20"><text:span text:style-name="T97">For completion of our project we are thankful to the Managers of Electronics Club,Robotics Clubs as well as to the Tinkerers' Laboratory ,the place which allowed us to do all the tinkering stuffs and provided us with most of the basic resources.Apart from that we would also like to thank WEL Lab from where we got<text:s text:c="2"/>some of the basic electonics equipments.Finally a heartiest thanks to<text:s text:c="2"/>TEAM STAB for organizing<text:s text:c="2"/>ITSP and making our first summer in the Insti a memorable and technical one.</text:span></text:p>
      <text:p text:style-name="P20"><text:span text:style-name="T98"/></text:p>
      <text:p text:style-name="P20"><text:span text:style-name="T99">We also reffered to following references :</text:span></text:p>
      <text:p text:style-name="P20"><text:span text:style-name="T100"/></text:p>
      <text:p text:style-name="P20"><text:a xlink:href="https://github.com/maniacbug/StandardCplusplus"><text:span text:style-name="T101">https://github.com/maniacbug/StandardCplusplus</text:span></text:a><text:span text:style-name="T102"><text:s/>- Standard c++ library for arduino</text:span></text:p>
      <text:p text:style-name="P20"><text:a xlink:href="http://playground.arduino.cc/Code/DatabaseLibrary"><text:span text:style-name="T103">http://playground.arduino.cc/Code/DatabaseLibrary</text:span></text:a><text:span text:style-name="T104"><text:s/>- Making database in the memory of arduino</text:span></text:p>
      <text:p text:style-name="P20"><text:a xlink:href="https://www.arduino.cc/en/Tutorial/EEPROMClear"><text:span text:style-name="T105">https://www.arduino.cc/en/Tutorial/EEPROMClear</text:span></text:a><text:span text:style-name="T106"><text:s/>- Arduino EEPROM details:-</text:span></text:p>
      <text:p text:style-name="P20"><text:a xlink:href="http://forum.arduino.cc/index.php?topic=44260.0"><text:span text:style-name="T107">http://forum.arduino.cc/index.php?topic=44260.0</text:span></text:a><text:span text:style-name="T108"><text:s/>- </text:span></text:p>
      <text:p text:style-name="P20"><text:span text:style-name="T108">To run multiple sketches in a program:-</text:span></text:p>
      <text:p text:style-name="P20"><text:a xlink:href="http://playground.arduino.cc/Interfacing/Java"><text:span text:style-name="T109">http://playground.arduino.cc/Interfacing/Java</text:span></text:a><text:span text:style-name="T110"><text:s/>- </text:span></text:p>
      <text:p text:style-name="P20"><text:span text:style-name="T110">Java interface with arduino:-</text:span></text:p>
      <text:p text:style-name="P20"><text:a xlink:href="http://playground.arduino.cc/Main/InterfacingWithSoftware"><text:span text:style-name="T111">http://playground.arduino.cc/Main/InterfacingWithSoftware</text:span></text:a><text:span text:style-name="T112"><text:s/>- Interface of arduino with other softwares</text:span></text:p>
      <text:p text:style-name="P20"><text:a xlink:href="https://www.arduino.cc/en/Tutorial/Calibration"><text:span text:style-name="T113">https://www.arduino.cc/en/Tutorial/Calibration</text:span></text:a><text:span text:style-name="T114"><text:s/>- Caliberation of sensor Readings with a program in arduino using min max</text:span></text:p>
      <text:p text:style-name="P20"><text:a xlink:href="https://www.pantechsolutions.net/sensors/user-manual-for-flex-sensor"><text:span text:style-name="T115">https://www.pantechsolutions.net/sensors/user-manual-for-flex-sensor</text:span></text:a><text:span text:style-name="T116"><text:s/>-</text:span></text:p>
      <text:p text:style-name="P20"><text:span text:style-name="T116">User manual for flex sensors</text:span></text:p>
      <text:p text:style-name="P20"><text:a xlink:href="http://www.analog.com/en/products/mems/mems-accelerometers/adxl345.html"><text:span text:style-name="T117">http://www.analog.com/en/products/mems/mems-accelerometers/adxl345.html</text:span></text:a><text:span text:style-name="T118"><text:s/>- </text:span></text:p>
      <text:p text:style-name="P20"><text:span text:style-name="T118">ADXL335 accelerometer datasheet</text:span></text:p>
      <text:p text:style-name="P20"><text:a xlink:href="https://www.youtube.com/watch?v=l01sdzJHCCM"><text:span text:style-name="T119">https://www.youtube.com/watch?v=l01sdzJHCCM</text:span></text:a><text:span text:style-name="T120"/></text:p>
      <text:p text:style-name="P20"><text:span text:style-name="T120"/></text:p>
      <text:p text:style-name="P20"><text:span text:style-name="T120"/></text:p>
      <text:p text:style-name="P21"><text:span text:style-name="T121">TEAM :</text:span></text:p>
      <text:p text:style-name="P21"><text:span text:style-name="T121"/></text:p>
      <text:p text:style-name="P21"><text:span text:style-name="T121">Mohit Madan<text:s text:c="2"/>- 8879488927 </text:span></text:p>
      <text:p text:style-name="P21"><text:span text:style-name="T121"><text:tab/></text:span></text:p>
      <text:p text:style-name="P21"><text:span text:style-name="T121">Shrey Paharia<text:s text:c="2"/>-9967615288</text:span></text:p>
      <text:p text:style-name="P21"><text:span text:style-name="T121"><text:tab/></text:span></text:p>
      <text:p text:style-name="P21"><text:span text:style-name="T121">Saqib Azim<text:s text:c="2"/>- 8828290924</text:span></text:p>
      <text:p text:style-name="P22"><text:span text:style-name="T1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